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6.398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2.639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1.2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ask_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mpt_tokens</text:p>
          </table:table-cell>
          <table:table-cell office:value-type="string" calcext:value-type="string">
            <text:p>completion_tokens</text:p>
          </table:table-cell>
          <table:table-cell office:value-type="string" calcext:value-type="string">
            <text:p>cached_token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_late_night_korean_food</text:p>
          </table:table-cell>
          <table:table-cell office:value-type="string" calcext:value-type="string">
            <text:p>gpt-4o-2024-11-20</text:p>
          </table:table-cell>
          <table:table-cell office:value-type="float" office:value="351869" calcext:value-type="float">
            <text:p>351869</text:p>
          </table:table-cell>
          <table:table-cell office:value-type="float" office:value="13742" calcext:value-type="float">
            <text:p>13742</text:p>
          </table:table-cell>
          <table:table-cell office:value-type="float" office:value="0" calcext:value-type="float">
            <text:p>0</text:p>
          </table:table-cell>
          <table:table-cell office:value-type="float" office:value="1.0170925" calcext:value-type="float">
            <text:p>1,0170925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timed out, because opening hours were missing for an entry and it keept search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_late_night_korean_food</text:p>
          </table:table-cell>
          <table:table-cell office:value-type="string" calcext:value-type="string">
            <text:p>gpt-4o-mini</text:p>
          </table:table-cell>
          <table:table-cell office:value-type="float" office:value="381906" calcext:value-type="float">
            <text:p>381906</text:p>
          </table:table-cell>
          <table:table-cell office:value-type="float" office:value="18734" calcext:value-type="float">
            <text:p>18734</text:p>
          </table:table-cell>
          <table:table-cell office:value-type="float" office:value="0" calcext:value-type="float">
            <text:p>0</text:p>
          </table:table-cell>
          <table:table-cell office:value-type="float" office:value="0.0685263" calcext:value-type="float">
            <text:p>0,06852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_thai_duck</text:p>
          </table:table-cell>
          <table:table-cell office:value-type="string" calcext:value-type="string">
            <text:p>gpt-4o-2024-11-20</text:p>
          </table:table-cell>
          <table:table-cell office:value-type="float" office:value="255280" calcext:value-type="float">
            <text:p>255280</text:p>
          </table:table-cell>
          <table:table-cell office:value-type="float" office:value="10780" calcext:value-type="float">
            <text:p>10780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,746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there was no negative feedback compiled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thai_duck</text:p>
          </table:table-cell>
          <table:table-cell office:value-type="string" calcext:value-type="string">
            <text:p>gpt-4o-mini</text:p>
          </table:table-cell>
          <table:table-cell office:value-type="float" office:value="241430" calcext:value-type="float">
            <text:p>241430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float" office:value="0.0431841" calcext:value-type="float">
            <text:p>0,04318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_llm_agents_survey</text:p>
          </table:table-cell>
          <table:table-cell office:value-type="string" calcext:value-type="string">
            <text:p>gpt-4o-2024-11-20</text:p>
          </table:table-cell>
          <table:table-cell office:value-type="float" office:value="143199" calcext:value-type="float">
            <text:p>143199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0.4098375" calcext:value-type="float">
            <text:p>0,4098375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3 survery papers on LLM agents were expected, it delivered at least 2, not sure about the la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_llm_agents_survey</text:p>
          </table:table-cell>
          <table:table-cell office:value-type="string" calcext:value-type="string">
            <text:p>gpt-4o-mini</text:p>
          </table:table-cell>
          <table:table-cell office:value-type="float" office:value="102244" calcext:value-type="float">
            <text:p>102244</text:p>
          </table:table-cell>
          <table:table-cell office:value-type="float" office:value="4879" calcext:value-type="float">
            <text:p>4879</text:p>
          </table:table-cell>
          <table:table-cell office:value-type="float" office:value="0" calcext:value-type="float">
            <text:p>0</text:p>
          </table:table-cell>
          <table:table-cell office:value-type="float" office:value="0.018264" calcext:value-type="float">
            <text:p>0,0182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_recipes_chinese</text:p>
          </table:table-cell>
          <table:table-cell office:value-type="string" calcext:value-type="string">
            <text:p>gpt-4o-2024-11-20</text:p>
          </table:table-cell>
          <table:table-cell office:value-type="float" office:value="45650" calcext:value-type="float">
            <text:p>4565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0.129285" calcext:value-type="float">
            <text:p>0,129285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it skipped searching the recipe on chrome and directly used youtube, a recipe was found, but it did not check if the recipe was corr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_recipes_chinese</text:p>
          </table:table-cell>
          <table:table-cell office:value-type="string" calcext:value-type="string">
            <text:p>gpt-4o-mini</text:p>
          </table:table-cell>
          <table:table-cell office:value-type="float" office:value="45162" calcext:value-type="float">
            <text:p>45162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float" office:value="0.0080793" calcext:value-type="float">
            <text:p>0,00807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_segment_anything_cited</text:p>
          </table:table-cell>
          <table:table-cell office:value-type="string" calcext:value-type="string">
            <text:p>gpt-4o-2024-11-20</text:p>
          </table:table-cell>
          <table:table-cell office:value-type="float" office:value="182018" calcext:value-type="float">
            <text:p>182018</text:p>
          </table:table-cell>
          <table:table-cell office:value-type="float" office:value="6398" calcext:value-type="float">
            <text:p>6398</text:p>
          </table:table-cell>
          <table:table-cell office:value-type="float" office:value="0" calcext:value-type="float">
            <text:p>0</text:p>
          </table:table-cell>
          <table:table-cell office:value-type="float" office:value="0.519025" calcext:value-type="float">
            <text:p>0,519025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it could not click on the link, instead it visited the page of a scientist a couple of tim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segment_anything_cited</text:p>
          </table:table-cell>
          <table:table-cell office:value-type="string" calcext:value-type="string">
            <text:p>gpt-4o-mini</text:p>
          </table:table-cell>
          <table:table-cell office:value-type="float" office:value="136187" calcext:value-type="float">
            <text:p>136187</text:p>
          </table:table-cell>
          <table:table-cell office:value-type="float" office:value="6468" calcext:value-type="float">
            <text:p>6468</text:p>
          </table:table-cell>
          <table:table-cell office:value-type="float" office:value="0" calcext:value-type="float">
            <text:p>0</text:p>
          </table:table-cell>
          <table:table-cell office:value-type="float" office:value="0.02430885" calcext:value-type="float">
            <text:p>0,0243088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rvery Large Language Model papers</text:p>
          </table:table-cell>
          <table:table-cell office:value-type="string" calcext:value-type="string">
            <text:p>gpt-4o-2024-11-20</text:p>
          </table:table-cell>
          <table:table-cell office:value-type="float" office:value="121959" calcext:value-type="float">
            <text:p>121959</text:p>
          </table:table-cell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office:value-type="float" office:value="0.3665975" calcext:value-type="float">
            <text:p>0,3665975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it returned the paper titles, but no all of the abstract, giving 2/3 of the abstract is something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rvery Large Language Model papers</text:p>
          </table:table-cell>
          <table:table-cell office:value-type="string" calcext:value-type="string">
            <text:p>gpt-4o-mini</text:p>
          </table:table-cell>
          <table:table-cell office:value-type="float" office:value="83124" calcext:value-type="float">
            <text:p>83124</text:p>
          </table:table-cell>
          <table:table-cell office:value-type="float" office:value="4032" calcext:value-type="float">
            <text:p>4032</text:p>
          </table:table-cell>
          <table:table-cell office:value-type="float" office:value="0" calcext:value-type="float">
            <text:p>0</text:p>
          </table:table-cell>
          <table:table-cell office:value-type="float" office:value="0.0148878" calcext:value-type="float">
            <text:p>0,01488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13])" office:value-type="float" office:value="3.36508785" calcext:value-type="float">
            <text:p>3,36508785</text:p>
          </table:table-cell>
          <table:table-cell/>
          <table:table-cell office:value-type="string" calcext:value-type="string">
            <text:p>← huge cost for mediocre resul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6T15:56:31.840000000</dc:date>
    <meta:editing-duration>PT10M11S</meta:editing-duration>
    <meta:editing-cycles>2</meta:editing-cycles>
    <meta:generator>LibreOffice/7.3.6.2$Windows_X86_64 LibreOffice_project/c28ca90fd6e1a19e189fc16c05f8f8924961e12e</meta:generator>
    <meta:document-statistic meta:table-count="1" meta:cell-count="106" meta:object-count="0"/>
  </office:meta>
</office:document-meta>
</file>